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306b1d9"/>
    </style:style>
    <style:style style:name="P5" style:family="paragraph" style:parent-style-name="Text_20_body">
      <style:text-properties officeooo:rsid="02cb24f5" officeooo:paragraph-rsid="02ce5456"/>
    </style:style>
    <style:style style:name="P6" style:family="paragraph" style:parent-style-name="Text_20_body">
      <style:text-properties fo:font-weight="normal" officeooo:rsid="02d415e5" officeooo:paragraph-rsid="02d45d32" style:font-weight-asian="normal" style:font-weight-complex="normal"/>
    </style:style>
    <style:style style:name="P7" style:family="paragraph" style:parent-style-name="Text_20_body">
      <style:text-properties officeooo:paragraph-rsid="0307f7f3"/>
    </style:style>
    <style:style style:name="P8" style:family="paragraph" style:parent-style-name="Text_20_body">
      <style:text-properties officeooo:rsid="0318152e" officeooo:paragraph-rsid="0318152e"/>
    </style:style>
    <style:style style:name="P9" style:family="paragraph" style:parent-style-name="Text_20_body">
      <style:text-properties officeooo:rsid="02d00e5f" officeooo:paragraph-rsid="032aa1da"/>
    </style:style>
    <style:style style:name="P10" style:family="paragraph" style:parent-style-name="Text_20_body">
      <style:text-properties officeooo:paragraph-rsid="0339c8a5"/>
    </style:style>
    <style:style style:name="P11" style:family="paragraph" style:parent-style-name="Text_20_body">
      <style:text-properties officeooo:rsid="0334b1e7"/>
    </style:style>
    <style:style style:name="P12" style:family="paragraph" style:parent-style-name="Text_20_body">
      <style:text-properties officeooo:rsid="0316b4b1" officeooo:paragraph-rsid="02d45d32"/>
    </style:style>
    <style:style style:name="P13" style:family="paragraph" style:parent-style-name="Text_20_body">
      <style:text-properties officeooo:rsid="03545038" officeooo:paragraph-rsid="0359d5ed"/>
    </style:style>
    <style:style style:name="P14" style:family="paragraph" style:parent-style-name="Text_20_body">
      <style:text-properties officeooo:rsid="0359d5ed" officeooo:paragraph-rsid="0359d5ed"/>
    </style:style>
    <style:style style:name="P15" style:family="paragraph" style:parent-style-name="Text_20_body">
      <style:text-properties officeooo:rsid="03612591" officeooo:paragraph-rsid="03612591"/>
    </style:style>
    <style:style style:name="P16" style:family="paragraph" style:parent-style-name="Text_20_body">
      <style:text-properties officeooo:rsid="03612591" officeooo:paragraph-rsid="036186ac"/>
    </style:style>
    <style:style style:name="P17" style:family="paragraph" style:parent-style-name="Text_20_body">
      <style:text-properties officeooo:paragraph-rsid="036186ac"/>
    </style:style>
    <style:style style:name="P18" style:family="paragraph" style:parent-style-name="Text_20_body">
      <style:text-properties officeooo:rsid="0355708a" officeooo:paragraph-rsid="0359d5ed"/>
    </style:style>
    <style:style style:name="P19" style:family="paragraph" style:parent-style-name="Text_20_body">
      <style:text-properties officeooo:rsid="036186ac" officeooo:paragraph-rsid="036186ac"/>
    </style:style>
    <style:style style:name="P20" style:family="paragraph" style:parent-style-name="Text_20_body">
      <style:text-properties officeooo:rsid="03633419" officeooo:paragraph-rsid="03633419"/>
    </style:style>
    <style:style style:name="P21" style:family="paragraph" style:parent-style-name="Text_20_body">
      <style:text-properties fo:font-size="12pt" officeooo:paragraph-rsid="035e06e9" style:font-size-asian="12pt" style:font-size-complex="12pt"/>
    </style:style>
    <style:style style:name="P22" style:family="paragraph" style:parent-style-name="Text_20_body">
      <style:text-properties fo:font-size="12pt" officeooo:rsid="03633419" officeooo:paragraph-rsid="03633419" style:font-size-asian="12pt" style:font-size-complex="12pt"/>
    </style:style>
    <style:style style:name="P23" style:family="paragraph" style:parent-style-name="Text_20_body">
      <style:text-properties officeooo:rsid="034bd88f" officeooo:paragraph-rsid="032fb9c7"/>
    </style:style>
    <style:style style:name="P24" style:family="paragraph" style:parent-style-name="Text_20_body">
      <style:text-properties officeooo:rsid="0366ca7e" officeooo:paragraph-rsid="0366ca7e"/>
    </style:style>
    <style:style style:name="P25" style:family="paragraph" style:parent-style-name="Heading_20_2">
      <style:paragraph-properties fo:text-align="end" style:justify-single-word="false" style:writing-mode="rl-tb"/>
      <style:text-properties officeooo:rsid="02f52956" officeooo:paragraph-rsid="02f52956"/>
    </style:style>
    <style:style style:name="P26" style:family="paragraph" style:parent-style-name="Heading_20_2">
      <style:paragraph-properties fo:text-align="end" style:justify-single-word="false" style:writing-mode="rl-tb"/>
      <style:text-properties officeooo:rsid="0316f640" officeooo:paragraph-rsid="0316f640"/>
    </style:style>
    <style:style style:name="P27" style:family="paragraph" style:parent-style-name="Heading_20_2">
      <style:paragraph-properties fo:text-align="end" style:justify-single-word="false" style:writing-mode="rl-tb"/>
      <style:text-properties officeooo:rsid="0353793e" officeooo:paragraph-rsid="0353793e"/>
    </style:style>
    <style:style style:name="P28" style:family="paragraph" style:parent-style-name="Heading_20_2">
      <style:paragraph-properties fo:text-align="end" style:justify-single-word="false" style:writing-mode="rl-tb"/>
      <style:text-properties officeooo:rsid="03657d42" officeooo:paragraph-rsid="03657d42"/>
    </style:style>
    <style:style style:name="P29" style:family="paragraph" style:parent-style-name="Standard">
      <style:paragraph-properties style:line-height-at-least="0.198in" fo:text-align="end" style:justify-single-word="false" style:writing-mode="rl-tb"/>
      <style:text-properties officeooo:rsid="035b7a00" officeooo:paragraph-rsid="035b7a00"/>
    </style:style>
    <style:style style:name="P30"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35e06e9" officeooo:paragraph-rsid="035e06e9" fo:background-color="#ffffff"/>
    </style:style>
    <style:style style:name="P31" style:family="paragraph" style:parent-style-name="Text_20_body">
      <style:paragraph-properties fo:text-align="end" style:justify-single-word="false" style:writing-mode="rl-tb"/>
      <style:text-properties officeooo:rsid="0366ca7e" officeooo:paragraph-rsid="0366ca7e"/>
    </style:style>
    <style:style style:name="P32" style:family="paragraph" style:parent-style-name="Text_20_body">
      <style:paragraph-properties fo:text-align="end" style:justify-single-word="false" style:writing-mode="rl-tb"/>
      <style:text-properties officeooo:rsid="0366ca7e" officeooo:paragraph-rsid="036b4bfd"/>
    </style:style>
    <style:style style:name="P33" style:family="paragraph" style:parent-style-name="Text_20_body">
      <style:paragraph-properties fo:text-align="end" style:justify-single-word="false" style:writing-mode="rl-tb"/>
      <style:text-properties officeooo:rsid="03675f3c" officeooo:paragraph-rsid="03675f3c"/>
    </style:style>
    <style:style style:name="P34" style:family="paragraph" style:parent-style-name="Text_20_body">
      <style:paragraph-properties fo:text-align="end" style:justify-single-word="false" style:writing-mode="rl-tb"/>
      <style:text-properties officeooo:rsid="03690c6b" officeooo:paragraph-rsid="03690c6b"/>
    </style:style>
    <style:style style:name="P35" style:family="paragraph" style:parent-style-name="Text_20_body">
      <style:paragraph-properties fo:text-align="end" style:justify-single-word="false" style:writing-mode="rl-tb"/>
      <style:text-properties officeooo:rsid="036d4caf" officeooo:paragraph-rsid="036d4caf"/>
    </style:style>
    <style:style style:name="P36" style:family="paragraph" style:parent-style-name="Standard">
      <style:paragraph-properties fo:text-align="start" style:justify-single-word="false" style:writing-mode="lr-tb"/>
      <style:text-properties fo:color="#000000" style:font-name="Droid Sans Mono" fo:font-size="10.5pt" fo:font-weight="normal" officeooo:rsid="0359d5ed" officeooo:paragraph-rsid="0359d5ed" fo:background-color="#ffffff"/>
    </style:style>
    <style:style style:name="P37"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38" style:family="paragraph" style:parent-style-name="Standard">
      <style:paragraph-properties style:line-height-at-least="0.198in" fo:text-align="start" style:justify-single-word="false" style:writing-mode="lr-tb"/>
      <style:text-properties fo:color="#000000" style:font-name="Droid Sans Mono" fo:font-size="10.5pt" fo:font-weight="normal" officeooo:paragraph-rsid="035b7a00" fo:background-color="#ffffff"/>
    </style:style>
    <style:style style:name="P39"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b7a00" officeooo:paragraph-rsid="035e06e9" fo:background-color="#ffffff" style:font-size-asian="11pt" style:font-size-complex="11pt"/>
    </style:style>
    <style:style style:name="P40"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b7a00" officeooo:paragraph-rsid="035b7a00" fo:background-color="#ffffff" style:font-size-asian="11pt" style:font-size-complex="11pt"/>
    </style:style>
    <style:style style:name="P41"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9d5ed" officeooo:paragraph-rsid="035e06e9" fo:background-color="#ffffff" style:font-size-asian="11pt" style:font-size-complex="11pt"/>
    </style:style>
    <style:style style:name="P42" style:family="paragraph" style:parent-style-name="Standard">
      <style:paragraph-properties style:line-height-at-least="0.198in" fo:text-align="start" style:justify-single-word="false" style:writing-mode="lr-tb"/>
      <style:text-properties fo:color="#000000" style:font-name="Droid Sans Mono" fo:font-size="11pt" fo:font-weight="normal" fo:background-color="#ffffff" style:font-size-asian="11pt" style:font-size-complex="11pt"/>
    </style:style>
    <style:style style:name="P43" style:family="paragraph" style:parent-style-name="Standard">
      <style:paragraph-properties style:line-height-at-least="0.198in" fo:text-align="start" style:justify-single-word="false" style:writing-mode="lr-tb"/>
      <style:text-properties fo:color="#000000" fo:background-color="#ffffff"/>
    </style:style>
    <style:style style:name="P44" style:family="paragraph" style:parent-style-name="Standard">
      <style:paragraph-properties style:line-height-at-least="0.198in" fo:text-align="start" style:justify-single-word="false" style:writing-mode="lr-tb"/>
      <style:text-properties fo:color="#000000" officeooo:paragraph-rsid="035b7a00" fo:background-color="#ffffff"/>
    </style:style>
    <style:style style:name="P45" style:family="paragraph" style:parent-style-name="Standard">
      <style:paragraph-properties style:line-height-at-least="0.198in" fo:text-align="start" style:justify-single-word="false" style:writing-mode="lr-tb"/>
      <style:text-properties fo:color="#000000" fo:font-size="11pt" fo:background-color="#ffffff" style:font-size-asian="11pt" style:font-size-complex="11pt"/>
    </style:style>
    <style:style style:name="P46" style:family="paragraph" style:parent-style-name="Standard">
      <style:paragraph-properties style:line-height-at-least="0.198in" fo:text-align="start" style:justify-single-word="false" style:writing-mode="lr-tb"/>
      <style:text-properties fo:color="#000000" fo:font-size="11pt" officeooo:paragraph-rsid="035e06e9" fo:background-color="#ffffff" style:font-size-asian="11pt" style:font-size-complex="11pt"/>
    </style:style>
    <style:style style:name="P47" style:family="paragraph" style:parent-style-name="Standard">
      <style:paragraph-properties style:line-height-at-least="0.198in" fo:text-align="start" style:justify-single-word="false" style:writing-mode="lr-tb"/>
    </style:style>
    <style:style style:name="P48" style:family="paragraph" style:parent-style-name="Standard">
      <style:paragraph-properties style:line-height-at-least="0.198in" fo:text-align="start" style:justify-single-word="false" style:writing-mode="lr-tb"/>
      <style:text-properties fo:font-size="11pt" officeooo:rsid="035e06e9" officeooo:paragraph-rsid="035e06e9" style:font-size-asian="11pt" style:font-size-complex="11pt"/>
    </style:style>
    <style:style style:name="P49" style:family="paragraph" style:parent-style-name="Standard">
      <style:paragraph-properties fo:text-align="start" style:justify-single-word="false" style:writing-mode="lr-tb"/>
      <style:text-properties officeooo:rsid="03675f3c" officeooo:paragraph-rsid="03690c6b"/>
    </style:style>
    <style:style style:name="P50" style:family="paragraph" style:parent-style-name="Text_20_body">
      <style:paragraph-properties fo:text-align="start" style:justify-single-word="false" style:writing-mode="lr-tb"/>
      <style:text-properties officeooo:rsid="0366ca7e" officeooo:paragraph-rsid="0366ca7e"/>
    </style:style>
    <style:style style:name="P51" style:family="paragraph" style:parent-style-name="Text_20_body">
      <style:paragraph-properties fo:text-align="start" style:justify-single-word="false" style:writing-mode="lr-tb"/>
      <style:text-properties officeooo:rsid="0366ca7e" officeooo:paragraph-rsid="036b4bfd"/>
    </style:style>
    <style:style style:name="P52" style:family="paragraph" style:parent-style-name="Text_20_body">
      <style:paragraph-properties fo:text-align="start" style:justify-single-word="false" style:writing-mode="lr-tb"/>
      <style:text-properties officeooo:rsid="03675f3c" officeooo:paragraph-rsid="03675f3c"/>
    </style:style>
    <style:style style:name="P53" style:family="paragraph" style:parent-style-name="Text_20_body">
      <style:paragraph-properties fo:text-align="start" style:justify-single-word="false" style:writing-mode="lr-tb"/>
      <style:text-properties officeooo:rsid="03675f3c" officeooo:paragraph-rsid="03690c6b"/>
    </style:style>
    <style:style style:name="P54" style:family="paragraph" style:parent-style-name="Text_20_body">
      <style:paragraph-properties fo:text-align="start" style:justify-single-word="false" style:writing-mode="lr-tb"/>
      <style:text-properties officeooo:rsid="036d4caf" officeooo:paragraph-rsid="036d4caf"/>
    </style:style>
    <style:style style:name="P55" style:family="paragraph" style:parent-style-name="Text_20_body" style:list-style-name="L1"/>
    <style:style style:name="P56" style:family="paragraph" style:parent-style-name="Text_20_body" style:list-style-name="L1">
      <style:text-properties officeooo:paragraph-rsid="02f5554e"/>
    </style:style>
    <style:style style:name="P57" style:family="paragraph" style:parent-style-name="Text_20_body" style:list-style-name="L1">
      <style:text-properties officeooo:rsid="0303c93f" officeooo:paragraph-rsid="0303c93f"/>
    </style:style>
    <style:style style:name="P58" style:family="paragraph" style:parent-style-name="Text_20_body" style:list-style-name="L2">
      <style:text-properties officeooo:rsid="02c3cd30" officeooo:paragraph-rsid="02c3cd30"/>
    </style:style>
    <style:style style:name="P59" style:family="paragraph" style:parent-style-name="Text_20_body" style:list-style-name="L2">
      <style:text-properties officeooo:rsid="02c67877" officeooo:paragraph-rsid="02c67877"/>
    </style:style>
    <style:style style:name="P60" style:family="paragraph" style:parent-style-name="Text_20_body" style:list-style-name="L3">
      <style:text-properties officeooo:rsid="0318152e" officeooo:paragraph-rsid="0318152e"/>
    </style:style>
    <style:style style:name="P61" style:family="paragraph" style:parent-style-name="Text_20_body" style:list-style-name="L4"/>
    <style:style style:name="P62" style:family="paragraph" style:parent-style-name="Text_20_body" style:list-style-name="L4">
      <style:text-properties officeooo:rsid="02d00e5f" officeooo:paragraph-rsid="0348e87b"/>
    </style:style>
    <style:style style:name="P63" style:family="paragraph" style:parent-style-name="Text_20_body" style:list-style-name="L4">
      <style:text-properties officeooo:rsid="0364e1bc" officeooo:paragraph-rsid="0364e1bc"/>
    </style:style>
    <style:style style:name="P64" style:family="paragraph" style:parent-style-name="Text_20_body">
      <style:text-properties officeooo:rsid="03633419" officeooo:paragraph-rsid="03633419"/>
    </style:style>
    <style:style style:name="P65" style:family="paragraph" style:parent-style-name="Text_20_body">
      <style:text-properties officeooo:rsid="036ebe54" officeooo:paragraph-rsid="036ebe54"/>
    </style:style>
    <style:style style:name="P66" style:family="paragraph" style:parent-style-name="Heading_20_1">
      <style:text-properties officeooo:rsid="02b2d148" officeooo:paragraph-rsid="0331c29b"/>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bold" officeooo:rsid="036b4bfd" style:font-weight-asian="bold" style:font-weight-complex="bold"/>
    </style:style>
    <style:style style:name="T7" style:family="text">
      <style:text-properties fo:font-weight="bold" officeooo:rsid="036cb533" style:font-weight-asian="bold" style:font-weight-complex="bold"/>
    </style:style>
    <style:style style:name="T8" style:family="text">
      <style:text-properties fo:font-weight="normal" officeooo:rsid="02c3cd30" style:font-weight-asian="normal" style:font-weight-complex="normal"/>
    </style:style>
    <style:style style:name="T9" style:family="text">
      <style:text-properties fo:font-weight="normal" officeooo:rsid="02d00e5f" style:font-weight-asian="normal" style:font-weight-complex="normal"/>
    </style:style>
    <style:style style:name="T10" style:family="text">
      <style:text-properties fo:font-weight="normal" officeooo:rsid="02d19180" style:font-weight-asian="normal" style:font-weight-complex="normal"/>
    </style:style>
    <style:style style:name="T11" style:family="text">
      <style:text-properties fo:font-weight="normal" officeooo:rsid="02d2629c" style:font-weight-asian="normal" style:font-weight-complex="normal"/>
    </style:style>
    <style:style style:name="T12" style:family="text">
      <style:text-properties fo:font-weight="normal" officeooo:rsid="02d3684e" style:font-weight-asian="normal" style:font-weight-complex="normal"/>
    </style:style>
    <style:style style:name="T13" style:family="text">
      <style:text-properties fo:font-weight="normal" officeooo:rsid="02d415e5" style:font-weight-asian="normal" style:font-weight-complex="normal"/>
    </style:style>
    <style:style style:name="T14" style:family="text">
      <style:text-properties fo:font-weight="normal" officeooo:rsid="030ae132" style:font-weight-asian="normal" style:font-weight-complex="normal"/>
    </style:style>
    <style:style style:name="T15" style:family="text">
      <style:text-properties fo:font-weight="normal" officeooo:rsid="033a9ce3" style:font-weight-asian="normal" style:font-weight-complex="normal"/>
    </style:style>
    <style:style style:name="T16" style:family="text">
      <style:text-properties officeooo:rsid="02c11299"/>
    </style:style>
    <style:style style:name="T17" style:family="text">
      <style:text-properties officeooo:rsid="02c206ab"/>
    </style:style>
    <style:style style:name="T18" style:family="text">
      <style:text-properties officeooo:rsid="02c56019"/>
    </style:style>
    <style:style style:name="T19" style:family="text">
      <style:text-properties officeooo:rsid="02cb24f5"/>
    </style:style>
    <style:style style:name="T20" style:family="text">
      <style:text-properties officeooo:rsid="02ce5456"/>
    </style:style>
    <style:style style:name="T21" style:family="text">
      <style:text-properties officeooo:rsid="02d5a535"/>
    </style:style>
    <style:style style:name="T22" style:family="text">
      <style:text-properties officeooo:rsid="02d698e9"/>
    </style:style>
    <style:style style:name="T23" style:family="text">
      <style:text-properties officeooo:rsid="02d91e6e"/>
    </style:style>
    <style:style style:name="T24" style:family="text">
      <style:text-properties officeooo:rsid="02f65ee0"/>
    </style:style>
    <style:style style:name="T25" style:family="text">
      <style:text-properties officeooo:rsid="03020e34"/>
    </style:style>
    <style:style style:name="T26" style:family="text">
      <style:text-properties officeooo:rsid="0303c93f"/>
    </style:style>
    <style:style style:name="T27" style:family="text">
      <style:text-properties officeooo:rsid="0303e7a5"/>
    </style:style>
    <style:style style:name="T28" style:family="text">
      <style:text-properties officeooo:rsid="0307f7f3"/>
    </style:style>
    <style:style style:name="T29" style:family="text">
      <style:text-properties officeooo:rsid="031ae166"/>
    </style:style>
    <style:style style:name="T30" style:family="text">
      <style:text-properties officeooo:rsid="031ae601"/>
    </style:style>
    <style:style style:name="T31" style:family="text">
      <style:text-properties officeooo:rsid="031c5d35"/>
    </style:style>
    <style:style style:name="T32" style:family="text">
      <style:text-properties officeooo:rsid="031ee9ee"/>
    </style:style>
    <style:style style:name="T33" style:family="text">
      <style:text-properties fo:font-style="italic" style:font-style-asian="italic" style:font-style-complex="italic"/>
    </style:style>
    <style:style style:name="T34" style:family="text">
      <style:text-properties fo:font-style="italic" officeooo:rsid="035e06e9" style:font-style-asian="italic" style:font-style-complex="italic"/>
    </style:style>
    <style:style style:name="T35" style:family="text">
      <style:text-properties fo:font-style="italic" officeooo:rsid="036186a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3362ee7"/>
    </style:style>
    <style:style style:name="T38" style:family="text">
      <style:text-properties officeooo:rsid="033a9ce3"/>
    </style:style>
    <style:style style:name="T39" style:family="text">
      <style:text-properties officeooo:rsid="033bd0c4"/>
    </style:style>
    <style:style style:name="T40" style:family="text">
      <style:text-properties officeooo:rsid="0348e87b"/>
    </style:style>
    <style:style style:name="T41" style:family="text">
      <style:text-properties officeooo:rsid="03514452"/>
    </style:style>
    <style:style style:name="T42" style:family="text">
      <style:text-properties officeooo:rsid="0353793e"/>
    </style:style>
    <style:style style:name="T43" style:family="text">
      <style:text-properties officeooo:rsid="0359e7c5"/>
    </style:style>
    <style:style style:name="T44" style:family="text">
      <style:text-properties officeooo:rsid="035b7a00"/>
    </style:style>
    <style:style style:name="T45" style:family="text">
      <style:text-properties fo:color="#0000ff"/>
    </style:style>
    <style:style style:name="T46" style:family="text">
      <style:text-properties fo:color="#0000ff" style:font-name="Droid Sans Mono" fo:font-size="10.5pt" fo:font-weight="normal"/>
    </style:style>
    <style:style style:name="T47" style:family="text">
      <style:text-properties style:font-name="Droid Sans Mono" fo:font-weight="normal"/>
    </style:style>
    <style:style style:name="T48" style:family="text">
      <style:text-properties style:font-name="Droid Sans Mono" fo:font-weight="normal" officeooo:rsid="035e06e9"/>
    </style:style>
    <style:style style:name="T49" style:family="text">
      <style:text-properties style:font-name="Droid Sans Mono" fo:font-size="10.5pt" fo:font-weight="normal"/>
    </style:style>
    <style:style style:name="T50" style:family="text">
      <style:text-properties style:font-name="Droid Sans Mono" fo:font-size="10.5pt" fo:font-weight="normal" officeooo:rsid="035b7a00"/>
    </style:style>
    <style:style style:name="T51" style:family="text">
      <style:text-properties style:font-name="Droid Sans Mono" fo:font-size="10.5pt" fo:font-weight="normal" officeooo:rsid="035c87c5"/>
    </style:style>
    <style:style style:name="T52" style:family="text">
      <style:text-properties fo:color="#09885a" style:font-name="Droid Sans Mono" fo:font-size="10.5pt" fo:font-weight="normal" officeooo:rsid="035b7a00"/>
    </style:style>
    <style:style style:name="T53" style:family="text">
      <style:text-properties officeooo:rsid="035e06e9"/>
    </style:style>
    <style:style style:name="T54" style:family="text">
      <style:text-properties officeooo:rsid="036186ac"/>
    </style:style>
    <style:style style:name="T55" style:family="text">
      <style:text-properties officeooo:rsid="03675f3c"/>
    </style:style>
    <style:style style:name="T56" style:family="text">
      <style:text-properties officeooo:rsid="03690c6b"/>
    </style:style>
    <style:style style:name="T57" style:family="text">
      <style:text-properties officeooo:rsid="036b4bfd"/>
    </style:style>
    <style:style style:name="T58" style:family="text">
      <style:text-properties officeooo:rsid="036cb533"/>
    </style:style>
    <style:style style:name="T59" style:family="text">
      <style:text-properties officeooo:rsid="037036e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מהי שפת ++C ולמה צריך אותה?</text:h>
      <text:p text:style-name="P11">++C היא הרחבה של שפת סי עם הרבה יסודות שאתם מכירים משפת ג'אבה. </text:p>
      <text:p text:style-name="Text_20_body">היא כוללת את כל מה שיש בשפת סי<text:span text:style-name="T25"> עם המון תוספות, למשל</text:span>:</text:p>
      <text:list xml:id="list2646708172" text:style-name="L1">
        <text:list-item>
          <text:p text:style-name="P56">תיכנות מונחה עצמים - מחלקות ואובייקטים;</text:p>
        </text:list-item>
        <text:list-item>
          <text:p text:style-name="P56">תיכנות גנרי בתבניות (template);</text:p>
        </text:list-item>
        <text:list-item>
          <text:p text:style-name="P57">העמסת<text:span text:style-name="T32"> פונקציות ו</text:span>אופרטורים<text:span text:style-name="T27"> (ראו בתוכנית הדוגמה - תיקיה 1 וגם תיקיה 5)</text:span>;</text:p>
        </text:list-item>
        <text:list-item>
          <text:p text:style-name="P55"><text:span text:style-name="T26">בדיקות טיפוסים חזקות </text:span>בזמן קומפילציה;</text:p>
        </text:list-item>
        <text:list-item>
          <text:p text:style-name="P55">מנגנון לניהול זיכרון ובדיקות תקינות בזמן ריצה.</text:p>
        </text:list-item>
      </text:list>
      <text:p text:style-name="P4">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4">,</text:span> עם הבדלים דקים בתוצאה<text:span text:style-name="T24">. </text:span>התחביר <text:span text:style-name="T23">במקרים רבות קשה לקריאה ולהבנה</text:span>. <text:s text:c="2"/>היתרון הוא, שמי ש<text:span text:style-name="T22">י</text:span>צליח להתמודד עם ++C, יצליח כנראה להתמודד עם כל שפת-תיכנות אחרת<text:span text:style-name="T21">...</text:span></text:p>
      <text:p text:style-name="P25">++C לעומת <text:span text:style-name="T41">Java</text:span></text:p>
      <text:p text:style-name="P7"><text:span text:style-name="T28">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28">מדוע בכלל כדאי להשתמש ב++C? כמה סיבות.</text:span></text:p>
      <text:p text:style-name="P10"><text:span text:style-name="T37">א. </text:span><text:span text:style-name="T5">הבנה</text:span><text:span text:style-name="T37">.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0">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7"><text:span text:style-name="T15">ב</text:span><text:span text:style-name="T8">. </text:span><text:span text:style-name="T2">זיכרון</text:span><text:span text:style-name="T16">. </text:span>בשפת ++C <text:span text:style-name="T17">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3382883152" text:style-name="L2">
        <text:list-item>
          <text:p text:style-name="P58">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8">; כל שאר העצמים תופסים רק את הזיכרון של עצמם בלי פוינטרים מיותרים.</text:span> </text:p>
        </text:list-item>
        <text:list-item>
          <text:p text:style-name="P59">בג'אבה, לכל עצם יש, בנוסף לשדות הגלויים שלו, גם <text:span text:style-name="T19">כמו שדות סמויים. לדוגמה, יש </text:span>שדה שנקרא "מצביע לטבל<text:span text:style-name="T19">ת מתודות</text:span> וירטואלי<text:span text:style-name="T19">ו</text:span>ת"<text:span text:style-name="T19">,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5">הסיסמה של ++C היא "לא השתמשת - לא שילמת". לכן היא מתאימה במיוחד למערכות שבהן כל טיפת זיכרון חשובה, למשל מערכות מוטמעות (embedded).</text:p>
      <text:p text:style-name="P3"><text:span text:style-name="T38">ג</text:span>. <text:span text:style-name="T1">זמן</text:span>. <text:span text:style-name="T20">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9">(garbage collection). <text:s/>בג'אבה, אנחנו </text:span><text:span text:style-name="T10">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1"> התהליך הזה נקרא "איסוף זבל".</text:span><text:span text:style-name="T10">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4">ימינה</text:span><text:span text:style-name="T10">... לא נעים. </text:span><text:span text:style-name="T12"><text:s text:c="3"/></text:span><text:span text:style-name="T10"><text:s/>בשפת ++C</text:span><text:span text:style-name="T12">, איסוף זבל לא קורה באופן אוטומטי</text:span><text:span text:style-name="T13">, ולכן השפה מתאימה במיוחד למערכות זמן-אמת.</text:span></text:p>
      <text:p text:style-name="P6">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12"/>
      <text:p text:style-name="P26">++C לעומת סי</text:p>
      <text:p text:style-name="P8">בשפת ++C נוספו סוגים חדשים שהיו חסרים בסי:</text:p>
      <text:list xml:id="list1922064224" text:style-name="L3">
        <text:list-item>
          <text:p text:style-name="P60">מחרוזת - string; אין צורך יותר להשתמש ב-char* (אלא אם כן צריך להשתמש בפונקציות ספריה ישנות).</text:p>
        </text:list-item>
        <text:list-item>
          <text:p text:style-name="P60">בוליאני - bool;<text:span text:style-name="T29"> עדיף מלהשתמש בהשוואה של מספר שלם לאפס.</text:span></text:p>
        </text:list-item>
        <text:list-item>
          <text:p text:style-name="P60">מחלקה עם ערכים קבועים - enum class - בטוח יותר מה-enum של סי; <text:span text:style-name="T30">הקומפיילר לא מאפשר </text:span>תרגום אוטומטי מ/למספר שלם<text:span text:style-name="T31">; ראו דוגמה בתיקיה 4 (הערה: enum של ג'אבה הוא כמו enum class של ++C).</text:span></text:p>
        </text:list-item>
      </text:list>
      <text:p text:style-name="P23"/>
      <text:p text:style-name="P27">מרחבי-שם</text:p>
      <text:p text:style-name="P13">אחד החידושים החשובים בשפת ++C הוא הוספת <text:span text:style-name="T33">מרחבי-שם</text:span> (namespaces).</text:p>
      <text:p text:style-name="P18">בשפת סי, כל התוכנית נמצאת במרחב-שם אחד. זה אומר שאי-אפשר להגדיר שני משתנים או שני קבועים עם אותו שם - זה יגרום לשגיאת קימפול.</text:p>
      <text:p text:style-name="P14">מה קורה אם אנחנו משתמשים בשתי ספריות שונות, שקיבלנו משני אנשים שונים, וכל אחד מהם הגדיר משתנה עם אותו שם? במקרה זה לא נוכל להשתמש בשתי הספריות יחד - תהיה התנגשות.</text:p>
      <text:p text:style-name="P14">מנגנון מרחבי-השם של ++C נועד למנוע בעיה זו, ולאפשר לבנות פרוייקטים גדולים הכוללים ספריות שונות ממקומות שונים.<text:span text:style-name="T43"> בשני מרחבי-שם שונים, אפשר להגדיר משתנים עם אותו שם, ולא תהיה שגיאת קומפילציה - הקומפיילר פשוט ייצור שני משתנים שונים (כמו שני אנשים עם אותו "שם פרטי" ועם "שם משפחה" שונה). לדוגמה, הקוד הבא הוא חוקי:</text:span></text:p>
      <text:p text:style-name="P36"><text:span text:style-name="T45">namespace</text:span> abc{</text:p>
      <text:p text:style-name="P44">    <text:span text:style-name="T46">int</text:span><text:span text:style-name="T49"> x = </text:span><text:span text:style-name="T51">123</text:span><text:span text:style-name="T49">;</text:span></text:p>
      <text:p text:style-name="P44"><text:span text:style-name="T49">    </text:span><text:span text:style-name="T50"> </text:span><text:span text:style-name="T46">void</text:span><text:span text:style-name="T49"> printx() { std::cout &lt;&lt; x &lt;&lt; std::endl; }</text:span></text:p>
      <text:p text:style-name="P37">};</text:p>
      <text:p text:style-name="P47"/>
      <text:p text:style-name="P37"><text:span text:style-name="T45">namespace</text:span> def{</text:p>
      <text:p text:style-name="P43">    <text:span text:style-name="T46">int</text:span><text:span text:style-name="T49"> x = </text:span><text:span text:style-name="T51">456</text:span><text:span text:style-name="T52">;</text:span></text:p>
      <text:p text:style-name="P38">    <text:span text:style-name="T44"> </text:span><text:span text:style-name="T45">void</text:span> printx() { std::cout &lt;&lt; x &lt;&lt; std::endl; }</text:p>
      <text:p text:style-name="P38">};</text:p>
      <text:p text:style-name="P29">כשנמצאים בתוך מרחב-שם מסויים, אפשר לגשת לכל המשתנים שלו כרגיל בלי להזכיר את "שם המשפחה".</text:p>
      <text:p text:style-name="P29">אבל כשנמצאים מחוץ למרחב-השם (למשל ב-main), ורוצים לגשת למשתנה או לפונקציה שנמצאים במרחב-שם מסויים, צריך לשים לפניו את "שם המשפחה" עם פעמיים נקודתיים, למשל:</text:p>
      <text:p text:style-name="P40"><text:span text:style-name="T45">int</text:span> main() {</text:p>
      <text:p text:style-name="P45">    <text:span text:style-name="T47">abc::printx();</text:span></text:p>
      <text:p text:style-name="P45">    <text:span text:style-name="T47">def::printx();</text:span></text:p>
      <text:p text:style-name="P42">}</text:p>
      <text:p text:style-name="P30">אם משתמשים באותו מרחב-שם הרבה פעמים, אפשר לחסוך כתיבה ע"י שימוש במילה השמורה using. למשל, התוכנית הבאה זהה לקודמת:</text:p>
      <text:p text:style-name="P29"/>
      <text:p text:style-name="P48">using namespace abc;</text:p>
      <text:p text:style-name="P39"><text:span text:style-name="T45">int</text:span> main() {</text:p>
      <text:p text:style-name="P46"><text:span text:style-name="T48"><text:s text:c="5"/></text:span><text:span text:style-name="T47">printx();</text:span></text:p>
      <text:p text:style-name="P46">    <text:span text:style-name="T47">def::printx();</text:span></text:p>
      <text:p text:style-name="P41">}</text:p>
      <text:p text:style-name="P21"><text:span text:style-name="T34">חידה</text:span><text:span text:style-name="T53">: מה יקרה אם נכתוב גם using namespace def באותה תוכנית? </text:span>(ראו <text:span text:style-name="T42">דוגמה ב</text:span>תיקיה 7)<text:span text:style-name="T53">.</text:span></text:p>
      <text:p text:style-name="P22"><text:span text:style-name="T33">הערה</text:span>: אין שום תלות בין מרחבי-שם לבין קבצים. אפשר לשים כמה מרחבי-שם בקובץ אחד, או מרחב-שם אחד בכמה קבצים.</text:p>
      <text:p text:style-name="P15">מרחב-השם השימושי ביותר בשפת ++C הוא std. הספריה התקנית של ++C, שנלמד עליה בהרחבה בהמשך הקורס, נמצאת כולה במרחב-שם זה. </text:p>
      <text:p text:style-name="P16">בפרט, אובייקטי הקלט והפלט, cin ו cout, נמצאים במרחב-שם זה. לכן, כדי לגשת אליהם מהתוכנית הראשית, אחרי שמכלילים את קובץ-הכותרת המתאים (&lt;iostream&gt;), צריך <text:span text:style-name="T54">לשים לפני האובייקט std::, למשל std::cout וכו'. </text:span></text:p>
      <text:p text:style-name="P19">כדי לחסוך כתיבה, אפשר לכתוב בראש התוכנית הראשית שלנו using namespace std. </text:p>
      <text:p text:style-name="P17"><text:span text:style-name="T35">שימו לב</text:span><text:span text:style-name="T54">: לא מומלץ להשתמש בפקודה זו בקובץ-כותרת (h) שאנחנו מתכוונים להכליל בקבצים אחרים, כי אז כל המשתנים והפונקציות של הספריה התקנית יעברו למרחב-השם הראשי, ועלולים להתערבב עם המשתנים והפונקציות שמוגדרים בקובץ עצמו. <text:s/>אבל אפשר להשתמש ב <text:s/>using namespace std בתוכנית הראשית.</text:span></text:p>
      <text:p text:style-name="P20">ספריות גדולות של חברות אחרות נמצאות במרחבי-שם אחרים. לדוגמה, בספריה folly של פייסבוק, כל השמות הם במרחב-שם folly, למשל https://github.com/facebook/folly/blob/master/folly/stop_watch.h</text:p>
      <text:p text:style-name="P65">אחד הכללים החשובים בבניית ספריות מורכבות הוא "לא לזהם את מרחב השם הגלובלי" - don't pollute the global namespace<text:span text:style-name="T59"> - לשים את כל הפונקציות שלכם במרחב-שם מיוחד כך שלא תהיה התנגשות עם פונקציות של ספריות אחרות.</text:span></text:p>
      <text:p text:style-name="P20"/>
      <text:p text:style-name="P28">טיפול בשגיאות</text:p>
      <text:p text:style-name="P24">השגיאות העלולות לקרות בתוכנית מתחלקות לשני סוגים עיקריים:</text:p>
      <text:p text:style-name="P24">א. שגיאות שעלולות לקרות בזמן ריצה תקינה של התוכנית, למשל כתוצאה מקלט לא תקין של המשתמש;</text:p>
      <text:p text:style-name="P24">ב. שגיאות הנובעות <text:span text:style-name="T57">מטעות</text:span> של המתכנתים (כלומר שלנו).</text:p>
      <text:p text:style-name="P24"/>
      <text:p text:style-name="P24"><text:span text:style-name="T1">שגיאות </text:span><text:span text:style-name="T6">מסוג א</text:span> נקראות "חריגות", וכדי לטפל בהם, זורקים חריגה. למדתם על זה בJava והמנגנון קיים גם ב++C. בשפת ++C אפשר לזרוק מה שרוצים - לא דווקא אובייקט מסוג "חריגה". למשל, אפשר לכתוב (ראו תיקיה 5):</text:p>
      <text:p text:style-name="P50">if (x&lt;0) <text:s/>throw string("x should be at least 0");</text:p>
      <text:p text:style-name="P33">אפשר לתפוס את השגיאה ולהדפיס אותה, למשל כך:</text:p>
      <text:p text:style-name="P52"><text:tab/>try {</text:p>
      <text:p text:style-name="P52"><text:tab/><text:tab/>func(-5);</text:p>
      <text:p text:style-name="P52"><text:s/><text:tab/>} catch (string message) {</text:p>
      <text:p text:style-name="P52"><text:tab/><text:tab/>cout &lt;&lt; " <text:s text:c="2"/>caught exception: " &lt;&lt; message &lt;&lt; endl;</text:p>
      <text:p text:style-name="P52"><text:tab/>}</text:p>
      <text:p text:style-name="P31">מקובל יותר לזרוק <text:span text:style-name="T55">עצמים המוגדרים </text:span>בספריה התקנית stdexcept:</text:p>
      <text:p text:style-name="P50">#include &lt;stdexcept&gt;</text:p>
      <text:p text:style-name="P50">...</text:p>
      <text:p text:style-name="P50">if (x&lt;0) <text:s/>throw std::out_of_range("x should be at least 0");</text:p>
      <text:p text:style-name="P34">והתפיסה נראית כך:</text:p>
      <text:p text:style-name="P49"><text:span text:style-name="T56"><text:tab/></text:span>try {</text:p>
      <text:p text:style-name="P53"><text:tab/><text:tab/>func(-5);</text:p>
      <text:p text:style-name="P53"><text:s/><text:tab/>} catch (<text:span text:style-name="T56">const std::exception&amp;</text:span> <text:span text:style-name="T56">ex</text:span>) {</text:p>
      <text:p text:style-name="P53"><text:tab/><text:tab/>cout &lt;&lt; " <text:s text:c="2"/>caught exception: " &lt;&lt; <text:span text:style-name="T56">ex.what() </text:span>&lt;&lt; endl;</text:p>
      <text:p text:style-name="P53"><text:tab/>}</text:p>
      <text:p text:style-name="P53"/>
      <text:p text:style-name="P32"><text:span text:style-name="T1">שגיאות </text:span><text:span text:style-name="T6">מסוג </text:span><text:span text:style-name="T7">ב</text:span> נקראות <text:span text:style-name="T58">כידוע </text:span>"<text:span text:style-name="T58">באגים</text:span>"<text:span text:style-name="T58">. הן לא אמורות להתקיים בתוכנה תקינה, אבל תוך כדי פיתוח הן עלולות להופיע. כדי לתפוס אותן בצורה נוחה, משתמשים ב-assert (ראו תיקיה 6). למשל, נניח שיש לנו פונקציה שאמורה להחזיר ערך חיובי, אבל משום-מה היא מחזירה לפעמים ערך שלילי. כדי לתפוס את השגיאה ברגע שהיא קורה, אפשר לשים פקודת assert בסוף הפונקציה, למשל:</text:span></text:p>
      <text:p text:style-name="P51"><text:tab/>assert (result&gt;=0);</text:p>
      <text:p text:style-name="P35">אם בנקודה זו התנאי לא יתקיים - הביצוע ייפסק עם הודעת-שגיאה מתאימה.</text:p>
      <text:p text:style-name="P35">בניגוד לחריגות, באגים לא אמורים להתקיים בתוכנה הסופית, ולכן אנחנו לא רוצים לבזבז זמן על הבדיקות הללו לאחר שסיימנו לתקן את הבאגים. אפשר בבת-אחת לבטל את כל הבדיקות מסוג assert ע"י הגדרת משתנה-קומפילציה בשם NDEBUG. הדרך הנוחה ביותר להגדיר אותו היא ע"י פרמטר לקומפיילר, למשל:</text:p>
      <text:p text:style-name="P54">clang++-5.0 -D<text:span text:style-name="T36">NDEBUG</text:span> ...</text:p>
      <text:p text:style-name="P35"/>
      <text:p text:style-name="P32"/>
      <text:p text:style-name="Heading_20_2">מקורות</text:p>
      <text:list xml:id="list1539066988" text:style-name="L4">
        <text:list-item>
          <text:p text:style-name="P61">מצגות של<text:span text:style-name="T39"> </text:span>אופיר פלא ומירי בן-ניסן.</text:p>
        </text:list-item>
        <text:list-item>
          <text:p text:style-name="P62"><text:span text:style-name="T40">על ההבדלים בין c++ לבין java, ראו </text:span>https://cseducators.stackexchange.com/a/4189/1873</text:p>
        </text:list-item>
        <text:list-item>
          <text:p text:style-name="P63">על יסודות הסגנון של ++C, ראו https://www.youtube.com/watch?v=xnqTKD8uD64</text:p>
        </text:list-item>
      </text:list>
      <text:p text:style-name="P9">סיכם: אראל סגל-הלוי.<text:span text:style-name="T39"> <text:s/>הערות תוספות והשלמות: מירי בן-ניסן.</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2-20T11:56:16.421377102</dc:date>
    <meta:editing-duration>P7DT14H48M1S</meta:editing-duration>
    <meta:editing-cycles>815</meta:editing-cycles>
    <meta:document-statistic meta:table-count="0" meta:image-count="0" meta:object-count="0" meta:page-count="1" meta:paragraph-count="91" meta:word-count="1530" meta:character-count="8864" meta:non-whitespace-character-count="7361"/>
  </office:meta>
</office:document-meta>
</file>